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075b" officeooo:paragraph-rsid="001f075b"/>
    </style:style>
    <style:style style:name="P2" style:family="paragraph" style:parent-style-name="Standard">
      <style:text-properties officeooo:rsid="001f075b" officeooo:paragraph-rsid="00248047"/>
    </style:style>
    <style:style style:name="P3" style:family="paragraph" style:parent-style-name="Standard">
      <style:text-properties officeooo:rsid="00261d63" officeooo:paragraph-rsid="00261d63"/>
    </style:style>
    <style:style style:name="T1" style:family="text">
      <style:text-properties officeooo:rsid="00210263"/>
    </style:style>
    <style:style style:name="T2" style:family="text">
      <style:text-properties officeooo:rsid="0022aaa0"/>
    </style:style>
    <style:style style:name="T3" style:family="text">
      <style:text-properties officeooo:rsid="00248047"/>
    </style:style>
    <style:style style:name="T4" style:family="text">
      <style:text-properties officeooo:rsid="002769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rna de polya de Eggenberg – consiste <text:span text:style-name="T1">em</text:span> o número x de bolas <text:span text:style-name="T3">de uma cor</text:span> é igual ao número y de bolas adicionadas <text:span text:style-name="T3">da outra cor</text:span>, X = Y, <text:span text:style-name="T1">qual foi criada como um esquema para modelar contagio. </text:span><text:span text:style-name="T2">É limitada pela distribuição Beta</text:span></text:p>
      <text:p text:style-name="P2"/>
      <text:p text:style-name="P2"><text:span text:style-name="T3">Urna de Bernad Friedman – consiste em uma matriz de reposição simétrica na qual, assim como no anterior, o numero X de bolas adicionadas de cor A é igual ao Y de bolas de cor B, Porém difere que <text:s/>ao adicionarmos uma cor o numero de adições da sua opositora não é 0, mas sim um valor z para ambos os casos. Dessa forma, o vetor de reposição da cor A, por exemplo, seria A=(X,z), de mesma forma, B seria B=(z,Y), onde Y=X.</text:span></text:p>
      <text:p text:style-name="P1"/>
      <text:p text:style-name="P3">Urna de Bagchi-Pal – <text:span text:style-name="T4">consiste no caso mais genérico onde os quatro valores da matriz de reposição podem ser diferentes a, b, c, e d. Dessa forma o vetor de reposição do vetor A=(a, c) e da cor B=(b, d). Porém estes valores devem ser escolhidos de forma a garantir a tanabilidade do experimento.</text:span> <text:span text:style-name="T4">Para tal devesse respeitar as seguintes condiçoes: a+b = c+d =:K, b&gt;0,c&gt;0, se a &lt;0 então a divide o total de bolas iniciais da cor A, se d &lt; 0 então d divide o total de bolas iniciais da cor B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10:46:24.908000000</meta:creation-date>
    <dc:date>2020-03-16T13:58:43.042000000</dc:date>
    <meta:editing-duration>PT8M18S</meta:editing-duration>
    <meta:editing-cycles>1</meta:editing-cycles>
    <meta:document-statistic meta:table-count="0" meta:image-count="0" meta:object-count="0" meta:page-count="1" meta:paragraph-count="3" meta:word-count="219" meta:character-count="1130" meta:non-whitespace-character-count="909"/>
    <meta:generator>LibreOffice/6.4.1.2$Windows_X86_64 LibreOffice_project/4d224e95b98b138af42a64d84056446d09082932</meta:generator>
  </office:meta>
</office:document-meta>
</file>